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198in"/>
      <style:text-properties fo:color="#d4d4d4" style:font-name="Droid Sans Mono" fo:font-size="10.5pt" fo:font-weight="normal" fo:background-color="#1e1e1e"/>
    </style:style>
    <style:style style:name="P2" style:family="paragraph" style:parent-style-name="Standard">
      <style:paragraph-properties style:line-height-at-least="0.198in"/>
      <style:text-properties fo:color="#6a9955" style:font-name="Droid Sans Mono" fo:font-size="10.5pt" fo:font-weight="normal" fo:background-color="#1e1e1e"/>
    </style:style>
    <style:style style:name="P3" style:family="paragraph" style:parent-style-name="Standard">
      <style:paragraph-properties style:line-height-at-least="0.198in"/>
    </style:style>
    <style:style style:name="T1" style:family="text">
      <style:text-properties fo:color="#c586c0"/>
    </style:style>
    <style:style style:name="T2" style:family="text">
      <style:text-properties fo:color="#569cd6"/>
    </style:style>
    <style:style style:name="T3" style:family="text">
      <style:text-properties fo:color="#ce9178"/>
    </style:style>
    <style:style style:name="T4" style:family="text">
      <style:text-properties fo:color="#4ec9b0"/>
    </style:style>
    <style:style style:name="T5" style:family="text">
      <style:text-properties fo:color="#dcdcaa"/>
    </style:style>
    <style:style style:name="T6" style:family="text">
      <style:text-properties fo:color="#b5cea8"/>
    </style:style>
    <style:style style:name="T7" style:family="text">
      <style:text-properties fo:color="#9cdcfe"/>
    </style:style>
    <style:style style:name="T8" style:family="text">
      <style:text-properties fo:color="#6a995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#include</text:span><text:span text:style-name="T2"> </text:span><text:span text:style-name="T3">"linked_list.hpp"</text:span></text:p>
      <text:p text:style-name="P1"><text:span text:style-name="T1">#include</text:span><text:span text:style-name="T2"> </text:span><text:span text:style-name="T3">"Node.hpp"</text:span></text:p>
      <text:p text:style-name="P3"/>
      <text:p text:style-name="P1"><text:span text:style-name="T2">template</text:span> &lt;<text:span text:style-name="T2">typename</text:span> <text:span text:style-name="T4">T</text:span>&gt;</text:p>
      <text:p text:style-name="P1"><text:span text:style-name="T4">LinkedList</text:span>&lt;<text:span text:style-name="T4">T</text:span>&gt;::<text:span text:style-name="T5">LinkedList</text:span>()</text:p>
      <text:p text:style-name="P1">{</text:p>
      <text:p text:style-name="P1">headPtr = <text:span text:style-name="T2">nullptr</text:span>;</text:p>
      <text:p text:style-name="P1">numItems = <text:span text:style-name="T6">0</text:span>;</text:p>
      <text:p text:style-name="P1">}</text:p>
      <text:p text:style-name="P3"/>
      <text:p text:style-name="P1"><text:span text:style-name="T2">template</text:span> &lt;<text:span text:style-name="T2">typename</text:span> <text:span text:style-name="T4">T</text:span>&gt;</text:p>
      <text:p text:style-name="P1"><text:span text:style-name="T4">LinkedList</text:span>&lt;<text:span text:style-name="T4">T</text:span>&gt;::~<text:span text:style-name="T5">LinkedList</text:span>()</text:p>
      <text:p text:style-name="P1">{</text:p>
      <text:p text:style-name="P1"><text:span text:style-name="T5">clear</text:span>();</text:p>
      <text:p text:style-name="P1">}</text:p>
      <text:p text:style-name="P3"/>
      <text:p text:style-name="P1"><text:span text:style-name="T2">template</text:span> &lt;<text:span text:style-name="T2">typename</text:span> <text:span text:style-name="T4">T</text:span>&gt;</text:p>
      <text:p text:style-name="P1"><text:span text:style-name="T4">LinkedList</text:span>&lt;<text:span text:style-name="T4">T</text:span>&gt;::<text:span text:style-name="T5">LinkedList</text:span>(<text:span text:style-name="T2">const</text:span> LinkedList&lt;T&gt;&amp; x)</text:p>
      <text:p text:style-name="P1">{</text:p>
      <text:p text:style-name="P1">numItems = <text:span text:style-name="T7">x</text:span>.<text:span text:style-name="T7">numItems</text:span>;</text:p>
      <text:p text:style-name="P1">Node&lt;ItemType&gt;* orgChainPtr = <text:span text:style-name="T7">x</text:span>.<text:span text:style-name="T7">headPtr</text:span>;</text:p>
      <text:p text:style-name="P1"><text:span text:style-name="T1">if</text:span>(orgChainPtr == <text:span text:style-name="T2">nullptr</text:span>) {</text:p>
      <text:p text:style-name="P2">//When orginal has no elements</text:p>
      <text:p text:style-name="P1">headPtr = <text:span text:style-name="T2">nullptr</text:span>;</text:p>
      <text:p text:style-name="P1">} <text:span text:style-name="T1">else</text:span> {</text:p>
      <text:p text:style-name="P1">headPtr = <text:span text:style-name="T1">new</text:span> <text:span text:style-name="T5">Node</text:span>&lt;<text:span text:style-name="T4">ItemType</text:span>&gt; ();</text:p>
      <text:p text:style-name="P1"><text:span text:style-name="T7">headPtr</text:span>-&gt;<text:span text:style-name="T5">setItem</text:span>(<text:span text:style-name="T7">orgChainPtr</text:span>-&gt;<text:span text:style-name="T5">getItem</text:span>());</text:p>
      <text:p text:style-name="P1">Node&lt;ItemType&gt;* newChainPtr = headPtr;</text:p>
      <text:p text:style-name="P1">orgChainPtr = <text:span text:style-name="T7">orgChainPtr</text:span>-&gt;<text:span text:style-name="T5">getNext</text:span>();</text:p>
      <text:p text:style-name="P1"><text:span text:style-name="T1">while</text:span> (orgChainPtr != <text:span text:style-name="T2">nullptr</text:span>) {</text:p>
      <text:p text:style-name="P1">ItemType nextItem = <text:span text:style-name="T7">orgChainPtr </text:span>-&gt;<text:span text:style-name="T5">getItem</text:span>();</text:p>
      <text:p text:style-name="P1">Node&lt;ItemType&gt;* newNodePtr = <text:span text:style-name="T1">new</text:span> <text:span text:style-name="T5">Node</text:span>&lt;<text:span text:style-name="T4">ItemType</text:span>&gt;(nextItem);</text:p>
      <text:p text:style-name="P1"><text:span text:style-name="T7">newChainPtr</text:span>-&gt;<text:span text:style-name="T5">setNext</text:span>(newNodePtr);</text:p>
      <text:p text:style-name="P1">newChainPtr = <text:span text:style-name="T7">newChainPtr</text:span>-&gt;<text:span text:style-name="T5">getNext</text:span>();</text:p>
      <text:p text:style-name="P1">orgChainPtr = <text:span text:style-name="T7">orgChainPtr</text:span>-&gt;<text:span text:style-name="T5">getNext</text:span>();</text:p>
      <text:p text:style-name="P1">}</text:p>
      <text:p text:style-name="P1"><text:span text:style-name="T7">newChainPtr</text:span>-&gt;<text:span text:style-name="T5">setNext</text:span>(<text:span text:style-name="T2">nullptr</text:span>);</text:p>
      <text:p text:style-name="P1">}</text:p>
      <text:p text:style-name="P1">}</text:p>
      <text:p text:style-name="P3"/>
      <text:p text:style-name="P1"><text:span text:style-name="T2">template</text:span> &lt;<text:span text:style-name="T2">typename</text:span> <text:span text:style-name="T4">T</text:span>&gt;</text:p>
      <text:p text:style-name="P1"><text:span text:style-name="T2">void</text:span> <text:span text:style-name="T4">LinkedList</text:span>&lt;<text:span text:style-name="T4">T</text:span>&gt;::<text:span text:style-name="T5">swap</text:span>(<text:span text:style-name="T4">LinkedList</text:span>&lt;<text:span text:style-name="T4">T</text:span>&gt;<text:span text:style-name="T2">&amp;</text:span> <text:span text:style-name="T7">x</text:span>, <text:span text:style-name="T4">LinkedList</text:span>&lt;<text:span text:style-name="T4">T</text:span>&gt;<text:span text:style-name="T2">&amp;</text:span> <text:span text:style-name="T7">y</text:span>)</text:p>
      <text:p text:style-name="P1">{</text:p>
      <text:p text:style-name="P2">//TODO</text:p>
      <text:p text:style-name="P1">}</text:p>
      <text:p text:style-name="P3"/>
      <text:p text:style-name="P1"><text:span text:style-name="T2">template</text:span> &lt;<text:span text:style-name="T2">typename</text:span> <text:span text:style-name="T4">T</text:span>&gt;</text:p>
      <text:p text:style-name="P1"><text:soft-page-break/><text:span text:style-name="T4">LinkedList</text:span>&lt;<text:span text:style-name="T4">T</text:span>&gt;<text:span text:style-name="T2">&amp;</text:span> <text:span text:style-name="T4">LinkedList</text:span>&lt;<text:span text:style-name="T4">T</text:span>&gt;::<text:span text:style-name="T1">operator=</text:span>(<text:span text:style-name="T2">const</text:span> <text:span text:style-name="T4">LinkedList</text:span>&lt;<text:span text:style-name="T4">T</text:span>&gt;<text:span text:style-name="T2">&amp;</text:span> <text:span text:style-name="T7">x</text:span>)</text:p>
      <text:p text:style-name="P1">{</text:p>
      <text:p text:style-name="P2">//TODO</text:p>
      <text:p text:style-name="P1"><text:span text:style-name="T1">return</text:span> *<text:span text:style-name="T2">this</text:span>;</text:p>
      <text:p text:style-name="P1">}</text:p>
      <text:p text:style-name="P3"/>
      <text:p text:style-name="P1"><text:span text:style-name="T2">template</text:span> &lt;<text:span text:style-name="T2">typename</text:span> <text:span text:style-name="T4">T</text:span>&gt;</text:p>
      <text:p text:style-name="P1"><text:span text:style-name="T2">bool</text:span> <text:span text:style-name="T4">LinkedList</text:span>&lt;<text:span text:style-name="T4">T</text:span>&gt;::<text:span text:style-name="T5">isEmpty</text:span>() <text:span text:style-name="T2">const</text:span></text:p>
      <text:p text:style-name="P1">{</text:p>
      <text:p text:style-name="P1"><text:span text:style-name="T1">return</text:span> (numItems == <text:span text:style-name="T6">0</text:span>);</text:p>
      <text:p text:style-name="P1">}</text:p>
      <text:p text:style-name="P3"/>
      <text:p text:style-name="P1"><text:span text:style-name="T2">template</text:span> &lt;<text:span text:style-name="T2">typename</text:span> <text:span text:style-name="T4">T</text:span>&gt;</text:p>
      <text:p text:style-name="P1"><text:span text:style-name="T4">std</text:span>::<text:span text:style-name="T2">size_t</text:span> <text:span text:style-name="T4">LinkedList</text:span>&lt;<text:span text:style-name="T4">T</text:span>&gt;::<text:span text:style-name="T5">getLength</text:span>() <text:span text:style-name="T2">const</text:span></text:p>
      <text:p text:style-name="P1">{</text:p>
      <text:p text:style-name="P1"><text:span text:style-name="T1">return</text:span> numItems;</text:p>
      <text:p text:style-name="P1">}</text:p>
      <text:p text:style-name="P3"/>
      <text:p text:style-name="P1"><text:span text:style-name="T2">template</text:span> &lt;<text:span text:style-name="T2">typename</text:span> <text:span text:style-name="T4">T</text:span>&gt;</text:p>
      <text:p text:style-name="P1"><text:span text:style-name="T2">bool</text:span> <text:span text:style-name="T4">LinkedList</text:span>&lt;<text:span text:style-name="T4">T</text:span>&gt;::<text:span text:style-name="T5">insert</text:span>(<text:span text:style-name="T4">std</text:span>::<text:span text:style-name="T2">size_t</text:span> <text:span text:style-name="T7">position</text:span>, <text:span text:style-name="T2">const</text:span> <text:span text:style-name="T4">T</text:span><text:span text:style-name="T2">&amp;</text:span> <text:span text:style-name="T7">item</text:span>)</text:p>
      <text:p text:style-name="P1">{</text:p>
      <text:p text:style-name="P1"><text:span text:style-name="T1">if</text:span>(<text:span text:style-name="T5">getLength</text:span>() == <text:span text:style-name="T6">0</text:span>) {</text:p>
      <text:p text:style-name="P1">Node&lt;ItemType&gt;* newNodePtr = <text:span text:style-name="T1">new</text:span> <text:span text:style-name="T5">Node</text:span>&lt;<text:span text:style-name="T4">ItemType</text:span>&gt;();</text:p>
      <text:p text:style-name="P1"><text:span text:style-name="T7">newNodePtr</text:span>-&gt;<text:span text:style-name="T5">setItem</text:span>(item);</text:p>
      <text:p text:style-name="P1"><text:span text:style-name="T7">newNodePtr</text:span>-&gt;<text:span text:style-name="T5">setNext</text:span>(headPtr);</text:p>
      <text:p text:style-name="P2">//New node is first node</text:p>
      <text:p text:style-name="P1">headPtr = newNodePtr;</text:p>
      <text:p text:style-name="P1">}</text:p>
      <text:p text:style-name="P1">numItems++;<text:span text:style-name="T8"> //Add to element counter</text:span></text:p>
      <text:p text:style-name="P3"/>
      <text:p text:style-name="P1"><text:span text:style-name="T1">return</text:span> <text:span text:style-name="T2">true</text:span>;</text:p>
      <text:p text:style-name="P1">}</text:p>
      <text:p text:style-name="P3"/>
      <text:p text:style-name="P1"><text:span text:style-name="T2">template</text:span> &lt;<text:span text:style-name="T2">typename</text:span> <text:span text:style-name="T4">T</text:span>&gt;</text:p>
      <text:p text:style-name="P1"><text:span text:style-name="T2">bool</text:span> <text:span text:style-name="T4">LinkedList</text:span>&lt;<text:span text:style-name="T4">T</text:span>&gt;::<text:span text:style-name="T5">remove</text:span>(<text:span text:style-name="T4">std</text:span>::<text:span text:style-name="T2">size_t</text:span> <text:span text:style-name="T7">position</text:span>)</text:p>
      <text:p text:style-name="P1">{</text:p>
      <text:p text:style-name="P2">//Pointer to current requested position</text:p>
      <text:p text:style-name="P1">Node&lt;ItemType&gt;* enterPtr = <text:span text:style-name="T5">getPoint</text:span>(<text:span text:style-name="T5">getEntry</text:span>(position));</text:p>
      <text:p text:style-name="P2">//See if the bag is able to be removed from </text:p>
      <text:p text:style-name="P1"><text:span text:style-name="T2">bool</text:span> removePositionBool = !<text:span text:style-name="T5">isEmpty</text:span>() &amp;&amp; <text:span text:style-name="T5">getPoint</text:span>(<text:span text:style-name="T5">getEntry</text:span>(position));</text:p>
      <text:p text:style-name="P3"/>
      <text:p text:style-name="P1"><text:span text:style-name="T1">if</text:span>(removePositionBool == <text:span text:style-name="T2">true</text:span>) {</text:p>
      <text:p text:style-name="P2">//Copy data from head pointer to new pointer</text:p>
      <text:p text:style-name="P1"><text:span text:style-name="T7">enterPtr</text:span>-&gt;<text:span text:style-name="T5">setItem</text:span>(<text:span text:style-name="T7">headPtr</text:span>-&gt;<text:span text:style-name="T5">getItem</text:span>());</text:p>
      <text:p text:style-name="P2">//Disconnect and set head pointer to next pointer</text:p>
      <text:p text:style-name="P1">Node&lt;ItemType&gt;* deletePtr = headPtr;</text:p>
      <text:p text:style-name="P1">headPtr = <text:span text:style-name="T7">headPtr</text:span>-&gt;<text:span text:style-name="T5">getNext</text:span>();</text:p>
      <text:p text:style-name="P2"><text:soft-page-break/>//Return and reset the next pointer</text:p>
      <text:p text:style-name="P1"><text:span text:style-name="T7">deletePtr</text:span>-&gt;<text:span text:style-name="T5">setNext</text:span>(<text:span text:style-name="T2">nullptr</text:span>);</text:p>
      <text:p text:style-name="P1"><text:span text:style-name="T1">delete</text:span> deletePtr;</text:p>
      <text:p text:style-name="P1">deletePtr = <text:span text:style-name="T2">nullptr</text:span>;</text:p>
      <text:p text:style-name="P1">}</text:p>
      <text:p text:style-name="P3"/>
      <text:p text:style-name="P1">numItems--;<text:span text:style-name="T8"> //Remove from element counter</text:span></text:p>
      <text:p text:style-name="P1"><text:span text:style-name="T1">return</text:span> removePositionBool;</text:p>
      <text:p text:style-name="P1">}</text:p>
      <text:p text:style-name="P3"/>
      <text:p text:style-name="P1"><text:span text:style-name="T2">template</text:span> &lt;<text:span text:style-name="T2">typename</text:span> <text:span text:style-name="T4">T</text:span>&gt;</text:p>
      <text:p text:style-name="P1"><text:span text:style-name="T2">void</text:span> <text:span text:style-name="T4">LinkedList</text:span>&lt;<text:span text:style-name="T4">T</text:span>&gt;::<text:span text:style-name="T5">clear</text:span>()</text:p>
      <text:p text:style-name="P1">{#include "linked_list.hpp"</text:p>
      <text:p text:style-name="P1">#include "Node.hpp"</text:p>
      <text:p text:style-name="P1"/>
      <text:p text:style-name="P1">template &lt;typename T&gt;</text:p>
      <text:p text:style-name="P1">LinkedList&lt;T&gt;::LinkedList()</text:p>
      <text:p text:style-name="P1">{</text:p>
      <text:p text:style-name="P1"><text:s text:c="2"/>headPtr = nullptr;</text:p>
      <text:p text:style-name="P1"><text:s text:c="2"/>numItems = 0;</text:p>
      <text:p text:style-name="P1">}</text:p>
      <text:p text:style-name="P1"/>
      <text:p text:style-name="P1">template &lt;typename T&gt;</text:p>
      <text:p text:style-name="P1">LinkedList&lt;T&gt;::~LinkedList()</text:p>
      <text:p text:style-name="P1">{</text:p>
      <text:p text:style-name="P1"><text:s text:c="2"/>clear();</text:p>
      <text:p text:style-name="P1">}</text:p>
      <text:p text:style-name="P1"/>
      <text:p text:style-name="P1">template &lt;typename T&gt;</text:p>
      <text:p text:style-name="P1">LinkedList&lt;T&gt;::LinkedList(const LinkedList&lt;T&gt;&amp; x)</text:p>
      <text:p text:style-name="P1">{</text:p>
      <text:p text:style-name="P1"><text:s text:c="2"/>numItems = x.numItems;</text:p>
      <text:p text:style-name="P1"><text:s text:c="2"/>Node&lt;ItemType&gt;* orgChainPtr = x.headPtr;</text:p>
      <text:p text:style-name="P1"><text:s text:c="2"/>if(orgChainPtr == nullptr) {</text:p>
      <text:p text:style-name="P1"><text:s text:c="2"/>//When orginal has no elements</text:p>
      <text:p text:style-name="P1"><text:s text:c="4"/>headPtr = nullptr;</text:p>
      <text:p text:style-name="P1"><text:s text:c="2"/>} else {</text:p>
      <text:p text:style-name="P1"><text:s text:c="4"/>headPtr = new Node&lt;ItemType&gt; ();</text:p>
      <text:p text:style-name="P1"><text:s text:c="4"/>headPtr-&gt;setItem(orgChainPtr-&gt;getItem());</text:p>
      <text:p text:style-name="P1"><text:s text:c="4"/>Node&lt;ItemType&gt;* newChainPtr = headPtr;</text:p>
      <text:p text:style-name="P1"><text:s text:c="4"/>orgChainPtr = orgChainPtr-&gt;getNext();</text:p>
      <text:p text:style-name="P1"><text:s text:c="4"/>while (orgChainPtr != nullptr) {</text:p>
      <text:p text:style-name="P1"><text:s text:c="6"/>ItemType nextItem = orgChainPtr -&gt;getItem();</text:p>
      <text:p text:style-name="P1"><text:s text:c="6"/>Node&lt;ItemType&gt;* newNodePtr = new Node&lt;ItemType&gt;(nextItem);</text:p>
      <text:p text:style-name="P1"><text:s text:c="6"/>newChainPtr-&gt;setNext(newNodePtr);</text:p>
      <text:p text:style-name="P1"><text:s text:c="6"/>newChainPtr = newChainPtr-&gt;getNext();</text:p>
      <text:p text:style-name="P1"><text:s text:c="6"/>orgChainPtr = orgChainPtr-&gt;getNext();</text:p>
      <text:p text:style-name="P1"><text:soft-page-break/><text:s text:c="4"/>}</text:p>
      <text:p text:style-name="P1"><text:s text:c="4"/>newChainPtr-&gt;setNext(nullptr);</text:p>
      <text:p text:style-name="P1"><text:s text:c="2"/>}</text:p>
      <text:p text:style-name="P1">}</text:p>
      <text:p text:style-name="P1"/>
      <text:p text:style-name="P1">template &lt;typename T&gt;</text:p>
      <text:p text:style-name="P1">void LinkedList&lt;T&gt;::swap(LinkedList&lt;T&gt;&amp; x, LinkedList&lt;T&gt;&amp; y)</text:p>
      <text:p text:style-name="P1">{</text:p>
      <text:p text:style-name="P1"><text:s text:c="2"/>//TODO</text:p>
      <text:p text:style-name="P1">}</text:p>
      <text:p text:style-name="P1"/>
      <text:p text:style-name="P1">template &lt;typename T&gt;</text:p>
      <text:p text:style-name="P1">LinkedList&lt;T&gt;&amp; LinkedList&lt;T&gt;::operator=(const LinkedList&lt;T&gt;&amp; x)</text:p>
      <text:p text:style-name="P1">{</text:p>
      <text:p text:style-name="P1"><text:s text:c="2"/>//TODO</text:p>
      <text:p text:style-name="P1"><text:s text:c="2"/>return *this;</text:p>
      <text:p text:style-name="P1">}</text:p>
      <text:p text:style-name="P1"/>
      <text:p text:style-name="P1">template &lt;typename T&gt;</text:p>
      <text:p text:style-name="P1">bool LinkedList&lt;T&gt;::isEmpty() const</text:p>
      <text:p text:style-name="P1">{</text:p>
      <text:p text:style-name="P1"><text:s text:c="2"/>return (numItems == 0);</text:p>
      <text:p text:style-name="P1">}</text:p>
      <text:p text:style-name="P1"/>
      <text:p text:style-name="P1">template &lt;typename T&gt;</text:p>
      <text:p text:style-name="P1">std::size_t LinkedList&lt;T&gt;::getLength() const</text:p>
      <text:p text:style-name="P1">{</text:p>
      <text:p text:style-name="P1"><text:s text:c="2"/>return numItems;</text:p>
      <text:p text:style-name="P1">}</text:p>
      <text:p text:style-name="P1"/>
      <text:p text:style-name="P1">template &lt;typename T&gt;</text:p>
      <text:p text:style-name="P1">bool LinkedList&lt;T&gt;::insert(std::size_t position, const T&amp; item)</text:p>
      <text:p text:style-name="P1">{</text:p>
      <text:p text:style-name="P1"><text:s text:c="2"/>if(getLength() == 0) {</text:p>
      <text:p text:style-name="P1"><text:s text:c="4"/>Node&lt;ItemType&gt;* newNodePtr = new Node&lt;ItemType&gt;();</text:p>
      <text:p text:style-name="P1"><text:s text:c="4"/>newNodePtr-&gt;setItem(item);</text:p>
      <text:p text:style-name="P1"><text:s text:c="4"/>newNodePtr-&gt;setNext(headPtr);</text:p>
      <text:p text:style-name="P1"><text:s text:c="4"/>//New node is first node</text:p>
      <text:p text:style-name="P1"><text:s text:c="4"/>headPtr = newNodePtr;</text:p>
      <text:p text:style-name="P1"><text:s text:c="2"/>}</text:p>
      <text:p text:style-name="P1"><text:s text:c="2"/></text:p>
      <text:p text:style-name="P1"><text:s text:c="2"/>numItems++; //Add to element counter</text:p>
      <text:p text:style-name="P1"/>
      <text:p text:style-name="P1"><text:s text:c="2"/>return true;</text:p>
      <text:p text:style-name="P1">}</text:p>
      <text:p text:style-name="P1"/>
      <text:p text:style-name="P1">template &lt;typename T&gt;</text:p>
      <text:p text:style-name="P1"><text:soft-page-break/>bool LinkedList&lt;T&gt;::remove(std::size_t position)</text:p>
      <text:p text:style-name="P1">{</text:p>
      <text:p text:style-name="P1"><text:s text:c="2"/>//Pointer to current requested position</text:p>
      <text:p text:style-name="P1"><text:s text:c="2"/>Node&lt;ItemType&gt;* enterPtr = getPoint(getEntry(position));</text:p>
      <text:p text:style-name="P1"><text:s text:c="2"/>//See if the bag is able to be removed from </text:p>
      <text:p text:style-name="P1"><text:s text:c="2"/>bool removePositionBool = !isEmpty() &amp;&amp; getPoint(getEntry(position));</text:p>
      <text:p text:style-name="P1"/>
      <text:p text:style-name="P1"><text:s text:c="2"/>if(removePositionBool == true) {</text:p>
      <text:p text:style-name="P1"><text:s text:c="4"/>//Copy data from head pointer to new pointer</text:p>
      <text:p text:style-name="P1"><text:s text:c="4"/>enterPtr-&gt;setItem(headPtr-&gt;getItem());</text:p>
      <text:p text:style-name="P1"><text:s text:c="4"/>//Disconnect and set head pointer to next pointer</text:p>
      <text:p text:style-name="P1"><text:s text:c="4"/>Node&lt;ItemType&gt;* deletePtr = headPtr;</text:p>
      <text:p text:style-name="P1"><text:s text:c="4"/>headPtr = headPtr-&gt;getNext();</text:p>
      <text:p text:style-name="P1"><text:s text:c="4"/>//Return and reset the next pointer</text:p>
      <text:p text:style-name="P1"><text:s text:c="4"/>deletePtr-&gt;setNext(nullptr);</text:p>
      <text:p text:style-name="P1"><text:s text:c="4"/>delete deletePtr;</text:p>
      <text:p text:style-name="P1"><text:s text:c="4"/>deletePtr = nullptr;</text:p>
      <text:p text:style-name="P1"><text:s text:c="2"/>}</text:p>
      <text:p text:style-name="P1"/>
      <text:p text:style-name="P1"><text:s text:c="2"/>numItems--; //Remove from element counter</text:p>
      <text:p text:style-name="P1"><text:s text:c="2"/>return removePositionBool;</text:p>
      <text:p text:style-name="P1">}</text:p>
      <text:p text:style-name="P1"/>
      <text:p text:style-name="P1">template &lt;typename T&gt;</text:p>
      <text:p text:style-name="P1">void LinkedList&lt;T&gt;::clear()</text:p>
      <text:p text:style-name="P1">{</text:p>
      <text:p text:style-name="P1"><text:s text:c="2"/>//create pointer to clear</text:p>
      <text:p text:style-name="P1"><text:s text:c="2"/>Node&lt;ItemType&gt;* deletePtr = headPtr;</text:p>
      <text:p text:style-name="P1"/>
      <text:p text:style-name="P1"><text:s text:c="2"/>while(headPtr != nullptr) {</text:p>
      <text:p text:style-name="P1"><text:s text:c="4"/>//Set head pointer</text:p>
      <text:p text:style-name="P1"><text:s text:c="4"/>headPtr = headPtr-&gt;getNext();</text:p>
      <text:p text:style-name="P1"><text:s text:c="4"/>//Return</text:p>
      <text:p text:style-name="P1"><text:s text:c="4"/>deletePtr-&gt;setNext(nullptr);</text:p>
      <text:p text:style-name="P1"><text:s text:c="4"/>delete deletePtr;</text:p>
      <text:p text:style-name="P1"><text:s text:c="4"/>deletePtr = headPtr;</text:p>
      <text:p text:style-name="P1"><text:s text:c="4"/>itemCount = 0;</text:p>
      <text:p text:style-name="P1"><text:s text:c="2"/>}</text:p>
      <text:p text:style-name="P1">}</text:p>
      <text:p text:style-name="P1"/>
      <text:p text:style-name="P1">template &lt;typename T&gt;</text:p>
      <text:p text:style-name="P1">T LinkedList&lt;T&gt;::getEntry(std::size_t position) const</text:p>
      <text:p text:style-name="P1">{</text:p>
      <text:p text:style-name="P1"><text:s text:c="2"/>//TODO</text:p>
      <text:p text:style-name="P1"><text:s text:c="2"/>return T();</text:p>
      <text:p text:style-name="P1">}</text:p>
      <text:p text:style-name="P1"/>
      <text:p text:style-name="P1"><text:soft-page-break/>template &lt;typename T&gt;</text:p>
      <text:p text:style-name="P1">void LinkedList&lt;T&gt;::setEntry(std::size_t position, const T&amp; newValue)</text:p>
      <text:p text:style-name="P1">{</text:p>
      <text:p text:style-name="P1"><text:s text:c="2"/>//TODO</text:p>
      <text:p text:style-name="P1">}</text:p>
      <text:p text:style-name="P1"/>
      <text:p text:style-name="P1">template &lt;typename T&gt;</text:p>
      <text:p text:style-name="P1">LinkedList&lt;T&gt;* LinkedList&lt;T&gt;::getPoint(const T&amp; item) {</text:p>
      <text:p text:style-name="P1"><text:s text:c="2"/>bool found = false;</text:p>
      <text:p text:style-name="P1"><text:s text:c="2"/>LinkedList&lt;T&gt;* curPtr = headPtr;</text:p>
      <text:p text:style-name="P1"><text:s text:c="2"/>while (!found &amp;&amp; (curPtr != nullptr)) {</text:p>
      <text:p text:style-name="P1"><text:s text:c="4"/>if (item == curPtr-&gt;getItem()) {</text:p>
      <text:p text:style-name="P1"><text:s text:c="6"/>found = true;</text:p>
      <text:p text:style-name="P1"><text:s text:c="4"/>} else {</text:p>
      <text:p text:style-name="P1"><text:s text:c="6"/>curPtr = curPtr-&gt;getNext();</text:p>
      <text:p text:style-name="P1"><text:s text:c="4"/>}</text:p>
      <text:p text:style-name="P1"><text:s text:c="2"/>}</text:p>
      <text:p text:style-name="P1"><text:s text:c="2"/>return curPtr;</text:p>
      <text:p text:style-name="P1">}</text:p>
      <text:p text:style-name="P2">//create pointer to clear</text:p>
      <text:p text:style-name="P1">Node&lt;ItemType&gt;* deletePtr = headPtr;</text:p>
      <text:p text:style-name="P3"/>
      <text:p text:style-name="P1"><text:span text:style-name="T1">while</text:span>(headPtr != <text:span text:style-name="T2">nullptr</text:span>) {</text:p>
      <text:p text:style-name="P2">//Set head pointer</text:p>
      <text:p text:style-name="P1">headPtr = <text:span text:style-name="T7">headPtr</text:span>-&gt;<text:span text:style-name="T5">getNext</text:span>();</text:p>
      <text:p text:style-name="P2">//Return</text:p>
      <text:p text:style-name="P1"><text:span text:style-name="T7">deletePtr</text:span>-&gt;<text:span text:style-name="T5">setNext</text:span>(<text:span text:style-name="T2">nullptr</text:span>);</text:p>
      <text:p text:style-name="P1"><text:span text:style-name="T1">delete</text:span> deletePtr;</text:p>
      <text:p text:style-name="P1">deletePtr = headPtr;</text:p>
      <text:p text:style-name="P1">itemCount = <text:span text:style-name="T6">0</text:span>;</text:p>
      <text:p text:style-name="P1">}</text:p>
      <text:p text:style-name="P1">}</text:p>
      <text:p text:style-name="P3"/>
      <text:p text:style-name="P1"><text:span text:style-name="T2">template</text:span> &lt;<text:span text:style-name="T2">typename</text:span> <text:span text:style-name="T4">T</text:span>&gt;</text:p>
      <text:p text:style-name="P1"><text:span text:style-name="T4">T</text:span> <text:span text:style-name="T4">LinkedList</text:span>&lt;<text:span text:style-name="T4">T</text:span>&gt;::<text:span text:style-name="T5">getEntry</text:span>(<text:span text:style-name="T4">std</text:span>::<text:span text:style-name="T2">size_t</text:span> <text:span text:style-name="T7">position</text:span>) <text:span text:style-name="T2">const</text:span></text:p>
      <text:p text:style-name="P1">{</text:p>
      <text:p text:style-name="P2">//TODO</text:p>
      <text:p text:style-name="P1"><text:span text:style-name="T1">return</text:span> <text:span text:style-name="T5">T</text:span>();</text:p>
      <text:p text:style-name="P1">}</text:p>
      <text:p text:style-name="P3"/>
      <text:p text:style-name="P1"><text:span text:style-name="T2">template</text:span> &lt;<text:span text:style-name="T2">typename</text:span> <text:span text:style-name="T4">T</text:span>&gt;</text:p>
      <text:p text:style-name="P1"><text:span text:style-name="T2">void</text:span> <text:span text:style-name="T4">LinkedList</text:span>&lt;<text:span text:style-name="T4">T</text:span>&gt;::<text:span text:style-name="T5">setEntry</text:span>(<text:span text:style-name="T4">std</text:span>::<text:span text:style-name="T2">size_t</text:span> <text:span text:style-name="T7">position</text:span>, <text:span text:style-name="T2">const</text:span> <text:span text:style-name="T4">T</text:span><text:span text:style-name="T2">&amp;</text:span> <text:span text:style-name="T7">newValue</text:span>)</text:p>
      <text:p text:style-name="P1">{</text:p>
      <text:p text:style-name="P2">//TODO</text:p>
      <text:p text:style-name="P1">}</text:p>
      <text:p text:style-name="P3"/>
      <text:p text:style-name="P1"><text:span text:style-name="T2">template</text:span> &lt;<text:span text:style-name="T2">typename</text:span> <text:span text:style-name="T4">T</text:span>&gt;</text:p>
      <text:p text:style-name="P1"><text:soft-page-break/><text:span text:style-name="T4">LinkedList</text:span>&lt;<text:span text:style-name="T4">T</text:span>&gt;<text:span text:style-name="T2">*</text:span> <text:span text:style-name="T4">LinkedList</text:span>&lt;<text:span text:style-name="T4">T</text:span>&gt;::<text:span text:style-name="T5">getPoint</text:span>(<text:span text:style-name="T2">const</text:span> <text:span text:style-name="T4">T</text:span><text:span text:style-name="T2">&amp;</text:span> <text:span text:style-name="T7">item</text:span>) {</text:p>
      <text:p text:style-name="P1"><text:span text:style-name="T2">bool</text:span> found = <text:span text:style-name="T2">false</text:span>;</text:p>
      <text:p text:style-name="P1">LinkedList&lt;T&gt;* curPtr = headPtr;</text:p>
      <text:p text:style-name="P1"><text:span text:style-name="T1">while</text:span> (!found &amp;&amp; (curPtr != <text:span text:style-name="T2">nullptr</text:span>)) {</text:p>
      <text:p text:style-name="P1"><text:span text:style-name="T1">if</text:span> (item == <text:span text:style-name="T7">curPtr</text:span>-&gt;<text:span text:style-name="T5">getItem</text:span>()) {</text:p>
      <text:p text:style-name="P1">found = <text:span text:style-name="T2">true</text:span>;</text:p>
      <text:p text:style-name="P1">} <text:span text:style-name="T1">else</text:span> {</text:p>
      <text:p text:style-name="P1">curPtr = <text:span text:style-name="T7">curPtr</text:span>-&gt;<text:span text:style-name="T5">getNext</text:span>();</text:p>
      <text:p text:style-name="P1">}</text:p>
      <text:p text:style-name="P1">}</text:p>
      <text:p text:style-name="P1"><text:span text:style-name="T1">return</text:span> curPtr;</text:p>
      <text:p text:style-name="P1">}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8T20:36:09.778767498</meta:creation-date>
    <dc:date>2022-02-08T20:36:37.791786524</dc:date>
    <meta:editing-duration>PT29S</meta:editing-duration>
    <meta:editing-cycles>1</meta:editing-cycles>
    <meta:document-statistic meta:table-count="0" meta:image-count="0" meta:object-count="0" meta:page-count="7" meta:paragraph-count="260" meta:word-count="715" meta:character-count="6030" meta:non-whitespace-character-count="5326"/>
    <meta:generator>LibreOffice/6.4.7.2$Linux_X86_64 LibreOffice_project/40$Build-2</meta:generator>
  </office:meta>
</office:document-meta>
</file>